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FS Porson" svg:font-family="'GFS Pors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GFS Porson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Μῆνιν ἄειδε, θεά, Πηληϊάδεω Ἀχιλῆος</text:p>
      <text:p text:style-name="P1">οὐλομένην, ἣ μυρί᾽ Ἀχαιοῖς ἄλγε᾽ ἔθηκε,</text:p>
      <text:p text:style-name="P1">πολλὰς δ᾽ ἰφθίμους ψυχὰς Ἄϊδι προΐαψεν</text:p>
      <text:p text:style-name="P1">ἡρώων, αὐτοὺς δὲ ἑλώρια τεῦχε κύνεσσιν</text:p>
      <text:p text:style-name="P1">οἰωνοῖσί τε πᾶσι· Διὸς δ᾽ ἐτελείετο βουλή·</text:p>
      <text:p text:style-name="P1">ἐξ οὗ δὴ τὰ πρῶτα διαστήτην ἐρίσαντε</text:p>
      <text:p text:style-name="P1">Ἀτρεΐδης τε ἄναξ ἀνδρῶν καὶ δῖος Ἀχιλλεύς.</text:p>
      <text:p text:style-name="P1">Τίς γάρ σφωε θεῶν ἔριδι ξυνέηκε μάχεσθαι;</text:p>
      <text:p text:style-name="P1">Λητοῦς καὶ Διὸς υἱός· ὁ γὰρ βασιλῆϊ χολωθεὶς</text:p>
      <text:p text:style-name="P1">νοῦσον ἀνὰ στρατὸν ὦρσε κακήν, ὀλέκοντο δὲ λαοί,</text:p>
      <text:p text:style-name="P1">οὕνεκα τὸν Χρύσην ἠτίμασεν ἀρητῆρα</text:p>
      <text:p text:style-name="P1">Ἀτρεΐδης· ὃ γὰρ ἦλθε θοὰς ἐπὶ νῆας Ἀχαιῶν</text:p>
      <text:p text:style-name="P1">λυσόμενός τε θύγατρα φέρων τ᾽ ἀπερείσι᾽ ἄποινα,</text:p>
      <text:p text:style-name="P1">στέμματ᾽ ἔχων ἐν χερσὶν ἑκηβόλου Ἀπόλλωνος</text:p>
      <text:p text:style-name="P1">χρυσέῳ ἀνὰ σκήπτρῳ, καὶ λίσσετο πάντας Ἀχαιούς,</text:p>
      <text:p text:style-name="P1">Ἀτρεΐδα δὲ μάλιστα δύω, κοσμήτορε λαῶν·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FS Porson" svg:font-family="'GFS Pors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8:55:45.527770383</meta:creation-date>
    <dc:date>2021-06-30T20:23:15.226016943</dc:date>
    <meta:editing-duration>PT4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6" meta:character-count="653" meta:non-whitespace-character-count="563"/>
  </office:meta>
</office:document-meta>
</file>